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Adj. Fidelity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0219" calcext:value-type="float">
            <text:p>0.00020219</text:p>
          </table:table-cell>
          <table:table-cell table:formula="of:=IF([.B2]=0; 0; LN([.B2]/(1-[.B2])))" office:value-type="float" office:value="-8.50610049814191" calcext:value-type="float">
            <text:p>-8.50610049814191</text:p>
          </table:table-cell>
          <table:table-cell table:formula="of:=IF([.B2]=0; 0; IF([.B2]=1; 1; 1/(1+EXP(-[.C2]-0.00365582172062786 ))))" office:value-type="float" office:value="0.000202930373104976" calcext:value-type="float">
            <text:p>0.00020293037310497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81922" calcext:value-type="float">
            <text:p>0.00281922</text:p>
          </table:table-cell>
          <table:table-cell table:formula="of:=IF([.B3]=0; 0; LN([.B3]/(1-[.B3])))" office:value-type="float" office:value="-5.86847182655087" calcext:value-type="float">
            <text:p>-5.86847182655087</text:p>
          </table:table-cell>
          <table:table-cell table:formula="of:=IF([.B3]=0; 0; IF([.B3]=1; 1; 1/(1+EXP(-[.C3]-0.00365582172062786 ))))" office:value-type="float" office:value="0.00282951621220714" calcext:value-type="float">
            <text:p>0.00282951621220714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268035" calcext:value-type="float">
            <text:p>0.268035</text:p>
          </table:table-cell>
          <table:table-cell table:formula="of:=IF([.B4]=0; 0; LN([.B4]/(1-[.B4])))" office:value-type="float" office:value="-1.00461512961179" calcext:value-type="float">
            <text:p>-1.00461512961179</text:p>
          </table:table-cell>
          <table:table-cell table:formula="of:=IF([.B4]=0; 0; IF([.B4]=1; 1; 1/(1+EXP(-[.C4]-0.00365582172062786 ))))" office:value-type="float" office:value="0.268752851803037" calcext:value-type="float">
            <text:p>0.268752851803037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743738" calcext:value-type="float">
            <text:p>0.000000743738</text:p>
          </table:table-cell>
          <table:table-cell table:formula="of:=IF([.B5]=0; 0; LN([.B5]/(1-[.B5])))" office:value-type="float" office:value="-14.1115762709322" calcext:value-type="float">
            <text:p>-14.1115762709322</text:p>
          </table:table-cell>
          <table:table-cell table:formula="of:=IF([.B5]=0; 0; IF([.B5]=1; 1; 1/(1+EXP(-[.C5]-0.00365582172062786 ))))" office:value-type="float" office:value="0.00000074646194760485" calcext:value-type="float">
            <text:p>7.46461947604853E-07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43287" calcext:value-type="float">
            <text:p>0.643287</text:p>
          </table:table-cell>
          <table:table-cell table:formula="of:=IF([.B6]=0; 0; LN([.B6]/(1-[.B6])))" office:value-type="float" office:value="0.589659433019042" calcext:value-type="float">
            <text:p>0.589659433019042</text:p>
          </table:table-cell>
          <table:table-cell table:formula="of:=IF([.B6]=0; 0; IF([.B6]=1; 1; 1/(1+EXP(-[.C6]-0.00365582172062786 ))))" office:value-type="float" office:value="0.64412545700929" calcext:value-type="float">
            <text:p>0.64412545700929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179761" calcext:value-type="float">
            <text:p>0.00179761</text:p>
          </table:table-cell>
          <table:table-cell table:formula="of:=IF([.B7]=0; 0; LN([.B7]/(1-[.B7])))" office:value-type="float" office:value="-6.31949804649604" calcext:value-type="float">
            <text:p>-6.31949804649604</text:p>
          </table:table-cell>
          <table:table-cell table:formula="of:=IF([.B7]=0; 0; IF([.B7]=1; 1; 1/(1+EXP(-[.C7]-0.00365582172062786 ))))" office:value-type="float" office:value="0.00180418189057658" calcext:value-type="float">
            <text:p>0.00180418189057658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053" calcext:value-type="float">
            <text:p>0.01053</text:p>
          </table:table-cell>
          <table:table-cell table:formula="of:=IF([.B8]=0; 0; LN([.B8]/(1-[.B8])))" office:value-type="float" office:value="-4.54294112009453" calcext:value-type="float">
            <text:p>-4.54294112009453</text:p>
          </table:table-cell>
          <table:table-cell table:formula="of:=IF([.B8]=0; 0; IF([.B8]=1; 1; 1/(1+EXP(-[.C8]-0.00365582172062786 ))))" office:value-type="float" office:value="0.0105681586811349" calcext:value-type="float">
            <text:p>0.0105681586811349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]=0; 0; LN([.B9]/(1-[.B9])))" office:value-type="string" office:string-value="" calcext:value-type="error">
            <text:p>#DIV/0!</text:p>
          </table:table-cell>
          <table:table-cell table:formula="of:=IF([.B9]=0; 0; IF([.B9]=1; 1; 1/(1+EXP(-[.C9]-0.00365582172062786 ))))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571006" calcext:value-type="float">
            <text:p>0.00000571006</text:p>
          </table:table-cell>
          <table:table-cell table:formula="of:=IF([.B10]=0; 0; LN([.B10]/(1-[.B10])))" office:value-type="float" office:value="-12.0732753163944" calcext:value-type="float">
            <text:p>-12.0732753163944</text:p>
          </table:table-cell>
          <table:table-cell table:formula="of:=IF([.B10]=0; 0; IF([.B10]=1; 1; 1/(1+EXP(-[.C10]-0.00365582172062786 ))))" office:value-type="float" office:value="0.00000573097304563152" calcext:value-type="float">
            <text:p>5.73097304563152E-0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637551" calcext:value-type="float">
            <text:p>0.000000637551</text:p>
          </table:table-cell>
          <table:table-cell table:formula="of:=IF([.B11]=0; 0; LN([.B11]/(1-[.B11])))" office:value-type="float" office:value="-14.2656309255625" calcext:value-type="float">
            <text:p>-14.2656309255625</text:p>
          </table:table-cell>
          <table:table-cell table:formula="of:=IF([.B11]=0; 0; IF([.B11]=1; 1; 1/(1+EXP(-[.C11]-0.00365582172062786 ))))" office:value-type="float" office:value="0.00000063988603694111" calcext:value-type="float">
            <text:p>6.39886036941109E-07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2]=0; 0; LN([.B12]/(1-[.B12])))" office:value-type="float" office:value="0" calcext:value-type="float">
            <text:p>0</text:p>
          </table:table-cell>
          <table:table-cell table:formula="of:=IF([.B12]=0; 0; IF([.B12]=1; 1; 1/(1+EXP(-[.C12]-0.00365582172062786 ))))" office:value-type="float" office:value="0" calcext:value-type="float">
            <text:p>0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79792" calcext:value-type="float">
            <text:p>0.0279792</text:p>
          </table:table-cell>
          <table:table-cell table:formula="of:=IF([.B13]=0; 0; LN([.B13]/(1-[.B13])))" office:value-type="float" office:value="-3.54791582643118" calcext:value-type="float">
            <text:p>-3.54791582643118</text:p>
          </table:table-cell>
          <table:table-cell table:formula="of:=IF([.B13]=0; 0; IF([.B13]=1; 1; 1/(1+EXP(-[.C13]-0.00365582172062786 ))))" office:value-type="float" office:value="0.0280787968152943" calcext:value-type="float">
            <text:p>0.0280787968152943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16299" calcext:value-type="float">
            <text:p>0.00016299</text:p>
          </table:table-cell>
          <table:table-cell table:formula="of:=IF([.B14]=0; 0; LN([.B14]/(1-[.B14])))" office:value-type="float" office:value="-8.72165870544842" calcext:value-type="float">
            <text:p>-8.72165870544842</text:p>
          </table:table-cell>
          <table:table-cell table:formula="of:=IF([.B14]=0; 0; IF([.B14]=1; 1; 1/(1+EXP(-[.C14]-0.00365582172062786 ))))" office:value-type="float" office:value="0.000163586855240419" calcext:value-type="float">
            <text:p>0.000163586855240419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5]=0; 0; LN([.B15]/(1-[.B15])))" office:value-type="string" office:string-value="" calcext:value-type="error">
            <text:p>#DIV/0!</text:p>
          </table:table-cell>
          <table:table-cell table:formula="of:=IF([.B15]=0; 0; IF([.B15]=1; 1; 1/(1+EXP(-[.C15]-0.00365582172062786 ))))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729555" calcext:value-type="float">
            <text:p>0.00729555</text:p>
          </table:table-cell>
          <table:table-cell table:formula="of:=IF([.B16]=0; 0; LN([.B16]/(1-[.B16])))" office:value-type="float" office:value="-4.91316841307121" calcext:value-type="float">
            <text:p>-4.91316841307121</text:p>
          </table:table-cell>
          <table:table-cell table:formula="of:=IF([.B16]=0; 0; IF([.B16]=1; 1; 1/(1+EXP(-[.C16]-0.00365582172062786 ))))" office:value-type="float" office:value="0.00732207439611261" calcext:value-type="float">
            <text:p>0.0073220743961126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0000157263" calcext:value-type="float">
            <text:p>0.0000157263</text:p>
          </table:table-cell>
          <table:table-cell table:formula="of:=IF([.B17]=0; 0; LN([.B17]/(1-[.B17])))" office:value-type="float" office:value="-11.060160361465" calcext:value-type="float">
            <text:p>-11.060160361465</text:p>
          </table:table-cell>
          <table:table-cell table:formula="of:=IF([.B17]=0; 0; IF([.B17]=1; 1; 1/(1+EXP(-[.C17]-0.00365582172062786 ))))" office:value-type="float" office:value="0.0000157838968594449" calcext:value-type="float">
            <text:p>1.57838968594449E-05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8]=0; 0; LN([.B18]/(1-[.B18])))" office:value-type="string" office:string-value="" calcext:value-type="error">
            <text:p>#DIV/0!</text:p>
          </table:table-cell>
          <table:table-cell table:formula="of:=IF([.B18]=0; 0; IF([.B18]=1; 1; 1/(1+EXP(-[.C18]-0.00365582172062786 ))))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14404" calcext:value-type="float">
            <text:p>0.0114404</text:p>
          </table:table-cell>
          <table:table-cell table:formula="of:=IF([.B19]=0; 0; LN([.B19]/(1-[.B19])))" office:value-type="float" office:value="-4.45909798379154" calcext:value-type="float">
            <text:p>-4.45909798379154</text:p>
          </table:table-cell>
          <table:table-cell table:formula="of:=IF([.B19]=0; 0; IF([.B19]=1; 1; 1/(1+EXP(-[.C19]-0.00365582172062786 ))))" office:value-type="float" office:value="0.0114818195115161" calcext:value-type="float">
            <text:p>0.011481819511516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23981" calcext:value-type="float">
            <text:p>0.23981</text:p>
          </table:table-cell>
          <table:table-cell table:formula="of:=IF([.B20]=0; 0; LN([.B20]/(1-[.B20])))" office:value-type="float" office:value="-1.1537214588938" calcext:value-type="float">
            <text:p>-1.1537214588938</text:p>
          </table:table-cell>
          <table:table-cell table:formula="of:=IF([.B20]=0; 0; IF([.B20]=1; 1; 1/(1+EXP(-[.C20]-0.00365582172062786 ))))" office:value-type="float" office:value="0.240477094357362" calcext:value-type="float">
            <text:p>0.240477094357362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38192" calcext:value-type="float">
            <text:p>0.538192</text:p>
          </table:table-cell>
          <table:table-cell table:formula="of:=IF([.B21]=0; 0; LN([.B21]/(1-[.B21])))" office:value-type="float" office:value="0.153066153532621" calcext:value-type="float">
            <text:p>0.153066153532621</text:p>
          </table:table-cell>
          <table:table-cell table:formula="of:=IF([.B21]=0; 0; IF([.B21]=1; 1; 1/(1+EXP(-[.C21]-0.00365582172062786 ))))" office:value-type="float" office:value="0.539100495084296" calcext:value-type="float">
            <text:p>0.53910049508429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1866" calcext:value-type="float">
            <text:p>0.11866</text:p>
          </table:table-cell>
          <table:table-cell table:formula="of:=IF([.B22]=0; 0; LN([.B22]/(1-[.B22])))" office:value-type="float" office:value="-2.00518121574088" calcext:value-type="float">
            <text:p>-2.00518121574088</text:p>
          </table:table-cell>
          <table:table-cell table:formula="of:=IF([.B22]=0; 0; IF([.B22]=1; 1; 1/(1+EXP(-[.C22]-0.00365582172062786 ))))" office:value-type="float" office:value="0.11904285844124" calcext:value-type="float">
            <text:p>0.11904285844124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95857" calcext:value-type="float">
            <text:p>0.195857</text:p>
          </table:table-cell>
          <table:table-cell table:formula="of:=IF([.B23]=0; 0; LN([.B23]/(1-[.B23])))" office:value-type="float" office:value="-1.41239231294801" calcext:value-type="float">
            <text:p>-1.41239231294801</text:p>
          </table:table-cell>
          <table:table-cell table:formula="of:=IF([.B23]=0; 0; IF([.B23]=1; 1; 1/(1+EXP(-[.C23]-0.00365582172062786 ))))" office:value-type="float" office:value="0.196433421360148" calcext:value-type="float">
            <text:p>0.196433421360148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61463" calcext:value-type="float">
            <text:p>0.661463</text:p>
          </table:table-cell>
          <table:table-cell table:formula="of:=IF([.B24]=0; 0; LN([.B24]/(1-[.B24])))" office:value-type="float" office:value="0.669820656366571" calcext:value-type="float">
            <text:p>0.669820656366571</text:p>
          </table:table-cell>
          <table:table-cell table:formula="of:=IF([.B24]=0; 0; IF([.B24]=1; 1; 1/(1+EXP(-[.C24]-0.00365582172062786 ))))" office:value-type="float" office:value="0.662281163203245" calcext:value-type="float">
            <text:p>0.662281163203245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35799" calcext:value-type="float">
            <text:p>0.000235799</text:p>
          </table:table-cell>
          <table:table-cell table:formula="of:=IF([.B25]=0; 0; LN([.B25]/(1-[.B25])))" office:value-type="float" office:value="-8.35229498394715" calcext:value-type="float">
            <text:p>-8.35229498394715</text:p>
          </table:table-cell>
          <table:table-cell table:formula="of:=IF([.B25]=0; 0; IF([.B25]=1; 1; 1/(1+EXP(-[.C25]-0.00365582172062786 ))))" office:value-type="float" office:value="0.000236662412372873" calcext:value-type="float">
            <text:p>0.000236662412372873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67413" calcext:value-type="float">
            <text:p>0.0267413</text:p>
          </table:table-cell>
          <table:table-cell table:formula="of:=IF([.B26]=0; 0; LN([.B26]/(1-[.B26])))" office:value-type="float" office:value="-3.59444073877489" calcext:value-type="float">
            <text:p>-3.59444073877489</text:p>
          </table:table-cell>
          <table:table-cell table:formula="of:=IF([.B26]=0; 0; IF([.B26]=1; 1; 1/(1+EXP(-[.C26]-0.00365582172062786 ))))" office:value-type="float" office:value="0.0268366119555455" calcext:value-type="float">
            <text:p>0.0268366119555455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08761" calcext:value-type="float">
            <text:p>0.308761</text:p>
          </table:table-cell>
          <table:table-cell table:formula="of:=IF([.B27]=0; 0; LN([.B27]/(1-[.B27])))" office:value-type="float" office:value="-0.805918124671299" calcext:value-type="float">
            <text:p>-0.805918124671299</text:p>
          </table:table-cell>
          <table:table-cell table:formula="of:=IF([.B27]=0; 0; IF([.B27]=1; 1; 1/(1+EXP(-[.C27]-0.00365582172062786 ))))" office:value-type="float" office:value="0.309541798434367" calcext:value-type="float">
            <text:p>0.309541798434367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04017" calcext:value-type="float">
            <text:p>0.504017</text:p>
          </table:table-cell>
          <table:table-cell table:formula="of:=IF([.B28]=0; 0; LN([.B28]/(1-[.B28])))" office:value-type="float" office:value="0.0160683457172444" calcext:value-type="float">
            <text:p>0.0160683457172444</text:p>
          </table:table-cell>
          <table:table-cell table:formula="of:=IF([.B28]=0; 0; IF([.B28]=1; 1; 1/(1+EXP(-[.C28]-0.00365582172062786 ))))" office:value-type="float" office:value="0.504930882000167" calcext:value-type="float">
            <text:p>0.504930882000167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45299" calcext:value-type="float">
            <text:p>0.0345299</text:p>
          </table:table-cell>
          <table:table-cell table:formula="of:=IF([.B29]=0; 0; LN([.B29]/(1-[.B29])))" office:value-type="float" office:value="-3.33078951761362" calcext:value-type="float">
            <text:p>-3.33078951761362</text:p>
          </table:table-cell>
          <table:table-cell table:formula="of:=IF([.B29]=0; 0; IF([.B29]=1; 1; 1/(1+EXP(-[.C29]-0.00365582172062786 ))))" office:value-type="float" office:value="0.0346519838822388" calcext:value-type="float">
            <text:p>0.0346519838822388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94818" calcext:value-type="float">
            <text:p>0.0000094818</text:p>
          </table:table-cell>
          <table:table-cell table:formula="of:=IF([.B30]=0; 0; LN([.B30]/(1-[.B30])))" office:value-type="float" office:value="-11.5661269044583" calcext:value-type="float">
            <text:p>-11.5661269044583</text:p>
          </table:table-cell>
          <table:table-cell table:formula="of:=IF([.B30]=0; 0; IF([.B30]=1; 1; 1/(1+EXP(-[.C30]-0.00365582172062786 ))))" office:value-type="float" office:value="0.00000951652687947494" calcext:value-type="float">
            <text:p>9.51652687947494E-0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1]=0; 0; LN([.B31]/(1-[.B31])))" office:value-type="string" office:string-value="" calcext:value-type="error">
            <text:p>#DIV/0!</text:p>
          </table:table-cell>
          <table:table-cell table:formula="of:=IF([.B31]=0; 0; IF([.B31]=1; 1; 1/(1+EXP(-[.C31]-0.00365582172062786 ))))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2]=0; 0; LN([.B32]/(1-[.B32])))" office:value-type="string" office:string-value="" calcext:value-type="error">
            <text:p>#DIV/0!</text:p>
          </table:table-cell>
          <table:table-cell table:formula="of:=IF([.B32]=0; 0; IF([.B32]=1; 1; 1/(1+EXP(-[.C32]-0.00365582172062786 ))))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718786" calcext:value-type="float">
            <text:p>0.0000718786</text:p>
          </table:table-cell>
          <table:table-cell table:formula="of:=IF([.B33]=0; 0; LN([.B33]/(1-[.B33])))" office:value-type="float" office:value="-9.54046009196116" calcext:value-type="float">
            <text:p>-9.54046009196116</text:p>
          </table:table-cell>
          <table:table-cell table:formula="of:=IF([.B33]=0; 0; IF([.B33]=1; 1; 1/(1+EXP(-[.C33]-0.00365582172062786 ))))" office:value-type="float" office:value="0.0000721418372711176" calcext:value-type="float">
            <text:p>7.21418372711176E-05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989388" calcext:value-type="float">
            <text:p>0.0989388</text:p>
          </table:table-cell>
          <table:table-cell table:formula="of:=IF([.B34]=0; 0; LN([.B34]/(1-[.B34])))" office:value-type="float" office:value="-2.20907170266663" calcext:value-type="float">
            <text:p>-2.20907170266663</text:p>
          </table:table-cell>
          <table:table-cell table:formula="of:=IF([.B34]=0; 0; IF([.B34]=1; 1; 1/(1+EXP(-[.C34]-0.00365582172062786 ))))" office:value-type="float" office:value="0.0992651943900853" calcext:value-type="float">
            <text:p>0.0992651943900853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415094" calcext:value-type="float">
            <text:p>0.00000415094</text:p>
          </table:table-cell>
          <table:table-cell table:formula="of:=IF([.B35]=0; 0; LN([.B35]/(1-[.B35])))" office:value-type="float" office:value="-12.3921715923976" calcext:value-type="float">
            <text:p>-12.3921715923976</text:p>
          </table:table-cell>
          <table:table-cell table:formula="of:=IF([.B35]=0; 0; IF([.B35]=1; 1; 1/(1+EXP(-[.C35]-0.00365582172062786 ))))" office:value-type="float" office:value="0.00000416614280583313" calcext:value-type="float">
            <text:p>4.16614280583313E-0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96718" calcext:value-type="float">
            <text:p>0.0096718</text:p>
          </table:table-cell>
          <table:table-cell table:formula="of:=IF([.B36]=0; 0; LN([.B36]/(1-[.B36])))" office:value-type="float" office:value="-4.62882196848894" calcext:value-type="float">
            <text:p>-4.62882196848894</text:p>
          </table:table-cell>
          <table:table-cell table:formula="of:=IF([.B36]=0; 0; IF([.B36]=1; 1; 1/(1+EXP(-[.C36]-0.00365582172062786 ))))" office:value-type="float" office:value="0.00970687923968019" calcext:value-type="float">
            <text:p>0.00970687923968019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336876" calcext:value-type="float">
            <text:p>0.000336876</text:p>
          </table:table-cell>
          <table:table-cell table:formula="of:=IF([.B37]=0; 0; LN([.B37]/(1-[.B37])))" office:value-type="float" office:value="-7.99545871508984" calcext:value-type="float">
            <text:p>-7.99545871508984</text:p>
          </table:table-cell>
          <table:table-cell table:formula="of:=IF([.B37]=0; 0; IF([.B37]=1; 1; 1/(1+EXP(-[.C37]-0.00365582172062786 ))))" office:value-type="float" office:value="0.000338109395359501" calcext:value-type="float">
            <text:p>0.00033810939535950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5051" calcext:value-type="float">
            <text:p>0.0025051</text:p>
          </table:table-cell>
          <table:table-cell table:formula="of:=IF([.B38]=0; 0; LN([.B38]/(1-[.B38])))" office:value-type="float" office:value="-5.98691838206927" calcext:value-type="float">
            <text:p>-5.98691838206927</text:p>
          </table:table-cell>
          <table:table-cell table:formula="of:=IF([.B38]=0; 0; IF([.B38]=1; 1; 1/(1+EXP(-[.C38]-0.00365582172062786 ))))" office:value-type="float" office:value="0.00251425189162235" calcext:value-type="float">
            <text:p>0.00251425189162235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03167" calcext:value-type="float">
            <text:p>0.0103167</text:p>
          </table:table-cell>
          <table:table-cell table:formula="of:=IF([.B39]=0; 0; LN([.B39]/(1-[.B39])))" office:value-type="float" office:value="-4.56362105148509" calcext:value-type="float">
            <text:p>-4.56362105148509</text:p>
          </table:table-cell>
          <table:table-cell table:formula="of:=IF([.B39]=0; 0; IF([.B39]=1; 1; 1/(1+EXP(-[.C39]-0.00365582172062786 ))))" office:value-type="float" office:value="0.0103540938116849" calcext:value-type="float">
            <text:p>0.0103540938116849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753077" calcext:value-type="float">
            <text:p>0.000753077</text:p>
          </table:table-cell>
          <table:table-cell table:formula="of:=IF([.B40]=0; 0; LN([.B40]/(1-[.B40])))" office:value-type="float" office:value="-7.19058971705129" calcext:value-type="float">
            <text:p>-7.19058971705129</text:p>
          </table:table-cell>
          <table:table-cell table:formula="of:=IF([.B40]=0; 0; IF([.B40]=1; 1; 1/(1+EXP(-[.C40]-0.00365582172062786 ))))" office:value-type="float" office:value="0.000755833069137482" calcext:value-type="float">
            <text:p>0.000755833069137482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38123" calcext:value-type="float">
            <text:p>0.438123</text:p>
          </table:table-cell>
          <table:table-cell table:formula="of:=IF([.B41]=0; 0; LN([.B41]/(1-[.B41])))" office:value-type="float" office:value="-0.248783271858957" calcext:value-type="float">
            <text:p>-0.248783271858957</text:p>
          </table:table-cell>
          <table:table-cell table:formula="of:=IF([.B41]=0; 0; IF([.B41]=1; 1; 1/(1+EXP(-[.C41]-0.00365582172062786 ))))" office:value-type="float" office:value="0.439023160778713" calcext:value-type="float">
            <text:p>0.439023160778713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845882" calcext:value-type="float">
            <text:p>0.845882</text:p>
          </table:table-cell>
          <table:table-cell table:formula="of:=IF([.B42]=0; 0; LN([.B42]/(1-[.B42])))" office:value-type="float" office:value="1.70266132719992" calcext:value-type="float">
            <text:p>1.70266132719992</text:p>
          </table:table-cell>
          <table:table-cell table:formula="of:=IF([.B42]=0; 0; IF([.B42]=1; 1; 1/(1+EXP(-[.C42]-0.00365582172062786 ))))" office:value-type="float" office:value="0.846357991133127" calcext:value-type="float">
            <text:p>0.846357991133127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777395" calcext:value-type="float">
            <text:p>0.000777395</text:p>
          </table:table-cell>
          <table:table-cell table:formula="of:=IF([.B43]=0; 0; LN([.B43]/(1-[.B43])))" office:value-type="float" office:value="-7.15878427393404" calcext:value-type="float">
            <text:p>-7.15878427393404</text:p>
          </table:table-cell>
          <table:table-cell table:formula="of:=IF([.B43]=0; 0; IF([.B43]=1; 1; 1/(1+EXP(-[.C43]-0.00365582172062786 ))))" office:value-type="float" office:value="0.000780239997303606" calcext:value-type="float">
            <text:p>0.000780239997303606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02125" calcext:value-type="float">
            <text:p>0.0602125</text:p>
          </table:table-cell>
          <table:table-cell table:formula="of:=IF([.B44]=0; 0; LN([.B44]/(1-[.B44])))" office:value-type="float" office:value="-2.74777381392164" calcext:value-type="float">
            <text:p>-2.74777381392164</text:p>
          </table:table-cell>
          <table:table-cell table:formula="of:=IF([.B44]=0; 0; IF([.B44]=1; 1; 1/(1+EXP(-[.C44]-0.00365582172062786 ))))" office:value-type="float" office:value="0.0604197047284383" calcext:value-type="float">
            <text:p>0.0604197047284383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0509" calcext:value-type="float">
            <text:p>0.020509</text:p>
          </table:table-cell>
          <table:table-cell table:formula="of:=IF([.B45]=0; 0; LN([.B45]/(1-[.B45])))" office:value-type="float" office:value="-3.86616923478938" calcext:value-type="float">
            <text:p>-3.86616923478938</text:p>
          </table:table-cell>
          <table:table-cell table:formula="of:=IF([.B45]=0; 0; IF([.B45]=1; 1; 1/(1+EXP(-[.C45]-0.00365582172062786 ))))" office:value-type="float" office:value="0.0205825684179115" calcext:value-type="float">
            <text:p>0.0205825684179115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6572" calcext:value-type="float">
            <text:p>0.0016572</text:p>
          </table:table-cell>
          <table:table-cell table:formula="of:=IF([.B46]=0; 0; LN([.B46]/(1-[.B46])))" office:value-type="float" office:value="-6.40096727308616" calcext:value-type="float">
            <text:p>-6.40096727308616</text:p>
          </table:table-cell>
          <table:table-cell table:formula="of:=IF([.B46]=0; 0; IF([.B46]=1; 1; 1/(1+EXP(-[.C46]-0.00365582172062786 ))))" office:value-type="float" office:value="0.00166325942034996" calcext:value-type="float">
            <text:p>0.00166325942034996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16251" calcext:value-type="float">
            <text:p>0.0616251</text:p>
          </table:table-cell>
          <table:table-cell table:formula="of:=IF([.B47]=0; 0; LN([.B47]/(1-[.B47])))" office:value-type="float" office:value="-2.72308029424637" calcext:value-type="float">
            <text:p>-2.72308029424637</text:p>
          </table:table-cell>
          <table:table-cell table:formula="of:=IF([.B47]=0; 0; IF([.B47]=1; 1; 1/(1+EXP(-[.C47]-0.00365582172062786 ))))" office:value-type="float" office:value="0.0618368459495368" calcext:value-type="float">
            <text:p>0.0618368459495368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727223" calcext:value-type="float">
            <text:p>0.00727223</text:p>
          </table:table-cell>
          <table:table-cell table:formula="of:=IF([.B48]=0; 0; LN([.B48]/(1-[.B48])))" office:value-type="float" office:value="-4.91639349287832" calcext:value-type="float">
            <text:p>-4.91639349287832</text:p>
          </table:table-cell>
          <table:table-cell table:formula="of:=IF([.B48]=0; 0; IF([.B48]=1; 1; 1/(1+EXP(-[.C48]-0.00365582172062786 ))))" office:value-type="float" office:value="0.00729867023506178" calcext:value-type="float">
            <text:p>0.00729867023506178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45192" calcext:value-type="float">
            <text:p>0.00145192</text:p>
          </table:table-cell>
          <table:table-cell table:formula="of:=IF([.B49]=0; 0; LN([.B49]/(1-[.B49])))" office:value-type="float" office:value="-6.53341548545892" calcext:value-type="float">
            <text:p>-6.53341548545892</text:p>
          </table:table-cell>
          <table:table-cell table:formula="of:=IF([.B49]=0; 0; IF([.B49]=1; 1; 1/(1+EXP(-[.C49]-0.00365582172062786 ))))" office:value-type="float" office:value="0.00145722992591077" calcext:value-type="float">
            <text:p>0.00145722992591077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703406" calcext:value-type="float">
            <text:p>0.00000703406</text:p>
          </table:table-cell>
          <table:table-cell table:formula="of:=IF([.B50]=0; 0; LN([.B50]/(1-[.B50])))" office:value-type="float" office:value="-11.864739459867" calcext:value-type="float">
            <text:p>-11.864739459867</text:p>
          </table:table-cell>
          <table:table-cell table:formula="of:=IF([.B50]=0; 0; IF([.B50]=1; 1; 1/(1+EXP(-[.C50]-0.00365582172062786 ))))" office:value-type="float" office:value="0.0000070598221500081" calcext:value-type="float">
            <text:p>7.0598221500081E-06</text:p>
          </table:table-cell>
          <table:table-cell table:number-columns-repeated="6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656065" calcext:value-type="float">
            <text:p>0.656065</text:p>
          </table:table-cell>
          <table:table-cell table:formula="of:=IF([.B51]=0; 0; LN([.B51]/(1-[.B51])))" office:value-type="float" office:value="0.645807183370245" calcext:value-type="float">
            <text:p>0.645807183370245</text:p>
          </table:table-cell>
          <table:table-cell table:formula="of:=IF([.B51]=0; 0; IF([.B51]=1; 1; 1/(1+EXP(-[.C51]-0.00365582172062786 ))))" office:value-type="float" office:value="0.656889441897154" calcext:value-type="float">
            <text:p>0.656889441897154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929114" calcext:value-type="float">
            <text:p>0.00000929114</text:p>
          </table:table-cell>
          <table:table-cell table:formula="of:=IF([.B52]=0; 0; LN([.B52]/(1-[.B52])))" office:value-type="float" office:value="-11.5864400088898" calcext:value-type="float">
            <text:p>-11.5864400088898</text:p>
          </table:table-cell>
          <table:table-cell table:formula="of:=IF([.B52]=0; 0; IF([.B52]=1; 1; 1/(1+EXP(-[.C52]-0.00365582172062786 ))))" office:value-type="float" office:value="0.00000932516859802016" calcext:value-type="float">
            <text:p>9.32516859802016E-0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3]=0; 0; LN([.B53]/(1-[.B53])))" office:value-type="float" office:value="0" calcext:value-type="float">
            <text:p>0</text:p>
          </table:table-cell>
          <table:table-cell table:formula="of:=IF([.B53]=0; 0; IF([.B53]=1; 1; 1/(1+EXP(-[.C53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926142" calcext:value-type="float">
            <text:p>0.926142</text:p>
          </table:table-cell>
          <table:table-cell table:formula="of:=IF([.B54]=0; 0; LN([.B54]/(1-[.B54])))" office:value-type="float" office:value="2.52888323982017" calcext:value-type="float">
            <text:p>2.52888323982017</text:p>
          </table:table-cell>
          <table:table-cell table:formula="of:=IF([.B54]=0; 0; IF([.B54]=1; 1; 1/(1+EXP(-[.C54]-0.00365582172062786 ))))" office:value-type="float" office:value="0.926391679903734" calcext:value-type="float">
            <text:p>0.92639167990373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5]=0; 0; LN([.B55]/(1-[.B55])))" office:value-type="string" office:string-value="" calcext:value-type="error">
            <text:p>#DIV/0!</text:p>
          </table:table-cell>
          <table:table-cell table:formula="of:=IF([.B55]=0; 0; IF([.B55]=1; 1; 1/(1+EXP(-[.C55]-0.00365582172062786 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6]=0; 0; LN([.B56]/(1-[.B56])))" office:value-type="float" office:value="0" calcext:value-type="float">
            <text:p>0</text:p>
          </table:table-cell>
          <table:table-cell table:formula="of:=IF([.B56]=0; 0; IF([.B56]=1; 1; 1/(1+EXP(-[.C56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556891" calcext:value-type="float">
            <text:p>0.556891</text:p>
          </table:table-cell>
          <table:table-cell table:formula="of:=IF([.B57]=0; 0; LN([.B57]/(1-[.B57])))" office:value-type="float" office:value="0.228553740133108" calcext:value-type="float">
            <text:p>0.228553740133108</text:p>
          </table:table-cell>
          <table:table-cell table:formula="of:=IF([.B57]=0; 0; IF([.B57]=1; 1; 1/(1+EXP(-[.C57]-0.00365582172062786 ))))" office:value-type="float" office:value="0.557792934457308" calcext:value-type="float">
            <text:p>0.557792934457308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250569" calcext:value-type="float">
            <text:p>0.250569</text:p>
          </table:table-cell>
          <table:table-cell table:formula="of:=IF([.B58]=0; 0; LN([.B58]/(1-[.B58])))" office:value-type="float" office:value="-1.09557992023292" calcext:value-type="float">
            <text:p>-1.09557992023292</text:p>
          </table:table-cell>
          <table:table-cell table:formula="of:=IF([.B58]=0; 0; IF([.B58]=1; 1; 1/(1+EXP(-[.C58]-0.00365582172062786 ))))" office:value-type="float" office:value="0.251256131283013" calcext:value-type="float">
            <text:p>0.251256131283013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10228" calcext:value-type="float">
            <text:p>0.0210228</text:p>
          </table:table-cell>
          <table:table-cell table:formula="of:=IF([.B59]=0; 0; LN([.B59]/(1-[.B59])))" office:value-type="float" office:value="-3.8409007901412" calcext:value-type="float">
            <text:p>-3.8409007901412</text:p>
          </table:table-cell>
          <table:table-cell table:formula="of:=IF([.B59]=0; 0; IF([.B59]=1; 1; 1/(1+EXP(-[.C59]-0.00365582172062786 ))))" office:value-type="float" office:value="0.0210981717849887" calcext:value-type="float">
            <text:p>0.0210981717849887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2195" calcext:value-type="float">
            <text:p>0.000002195</text:p>
          </table:table-cell>
          <table:table-cell table:formula="of:=IF([.B60]=0; 0; LN([.B60]/(1-[.B60])))" office:value-type="float" office:value="-13.0293263164347" calcext:value-type="float">
            <text:p>-13.0293263164347</text:p>
          </table:table-cell>
          <table:table-cell table:formula="of:=IF([.B60]=0; 0; IF([.B60]=1; 1; 1/(1+EXP(-[.C60]-0.00365582172062786 ))))" office:value-type="float" office:value="0.00000220303919698022" calcext:value-type="float">
            <text:p>2.20303919698022E-0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1]=0; 0; LN([.B61]/(1-[.B61])))" office:value-type="string" office:string-value="" calcext:value-type="error">
            <text:p>#DIV/0!</text:p>
          </table:table-cell>
          <table:table-cell table:formula="of:=IF([.B61]=0; 0; IF([.B61]=1; 1; 1/(1+EXP(-[.C61]-0.00365582172062786 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15454" calcext:value-type="float">
            <text:p>0.115454</text:p>
          </table:table-cell>
          <table:table-cell table:formula="of:=IF([.B62]=0; 0; LN([.B62]/(1-[.B62])))" office:value-type="float" office:value="-2.03620233679737" calcext:value-type="float">
            <text:p>-2.03620233679737</text:p>
          </table:table-cell>
          <table:table-cell table:formula="of:=IF([.B62]=0; 0; IF([.B62]=1; 1; 1/(1+EXP(-[.C62]-0.00365582172062786 ))))" office:value-type="float" office:value="0.115827873691305" calcext:value-type="float">
            <text:p>0.115827873691305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665904" calcext:value-type="float">
            <text:p>0.0000665904</text:p>
          </table:table-cell>
          <table:table-cell table:formula="of:=IF([.B63]=0; 0; LN([.B63]/(1-[.B63])))" office:value-type="float" office:value="-9.6168835423346" calcext:value-type="float">
            <text:p>-9.6168835423346</text:p>
          </table:table-cell>
          <table:table-cell table:formula="of:=IF([.B63]=0; 0; IF([.B63]=1; 1; 1/(1+EXP(-[.C63]-0.00365582172062786 ))))" office:value-type="float" office:value="0.0000668342718648116" calcext:value-type="float">
            <text:p>6.68342718648116E-05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73133" calcext:value-type="float">
            <text:p>0.973133</text:p>
          </table:table-cell>
          <table:table-cell table:formula="of:=IF([.B64]=0; 0; LN([.B64]/(1-[.B64])))" office:value-type="float" office:value="3.58962199577677" calcext:value-type="float">
            <text:p>3.58962199577677</text:p>
          </table:table-cell>
          <table:table-cell table:formula="of:=IF([.B64]=0; 0; IF([.B64]=1; 1; 1/(1+EXP(-[.C64]-0.00365582172062786 ))))" office:value-type="float" office:value="0.973228416911639" calcext:value-type="float">
            <text:p>0.973228416911639</text:p>
          </table:table-cell>
          <table:table-cell table:number-columns-repeated="6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316501" calcext:value-type="float">
            <text:p>0.316501</text:p>
          </table:table-cell>
          <table:table-cell table:formula="of:=IF([.B65]=0; 0; LN([.B65]/(1-[.B65])))" office:value-type="float" office:value="-0.769898791968242" calcext:value-type="float">
            <text:p>-0.769898791968242</text:p>
          </table:table-cell>
          <table:table-cell table:formula="of:=IF([.B65]=0; 0; IF([.B65]=1; 1; 1/(1+EXP(-[.C65]-0.00365582172062786 ))))" office:value-type="float" office:value="0.317292387041288" calcext:value-type="float">
            <text:p>0.317292387041288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26019" calcext:value-type="float">
            <text:p>0.126019</text:p>
          </table:table-cell>
          <table:table-cell table:formula="of:=IF([.B66]=0; 0; LN([.B66]/(1-[.B66])))" office:value-type="float" office:value="-1.93662594705475" calcext:value-type="float">
            <text:p>-1.93662594705475</text:p>
          </table:table-cell>
          <table:table-cell table:formula="of:=IF([.B66]=0; 0; IF([.B66]=1; 1; 1/(1+EXP(-[.C66]-0.00365582172062786 ))))" office:value-type="float" office:value="0.126422196470705" calcext:value-type="float">
            <text:p>0.126422196470705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15332" calcext:value-type="float">
            <text:p>0.0015332</text:p>
          </table:table-cell>
          <table:table-cell table:formula="of:=IF([.B67]=0; 0; LN([.B67]/(1-[.B67])))" office:value-type="float" office:value="-6.47886384790401" calcext:value-type="float">
            <text:p>-6.47886384790401</text:p>
          </table:table-cell>
          <table:table-cell table:formula="of:=IF([.B67]=0; 0; IF([.B67]=1; 1; 1/(1+EXP(-[.C67]-0.00365582172062786 ))))" office:value-type="float" office:value="0.0015388067230329" calcext:value-type="float">
            <text:p>0.0015388067230329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566955" calcext:value-type="float">
            <text:p>0.566955</text:p>
          </table:table-cell>
          <table:table-cell table:formula="of:=IF([.B68]=0; 0; LN([.B68]/(1-[.B68])))" office:value-type="float" office:value="0.269438286799268" calcext:value-type="float">
            <text:p>0.269438286799268</text:p>
          </table:table-cell>
          <table:table-cell table:formula="of:=IF([.B68]=0; 0; IF([.B68]=1; 1; 1/(1+EXP(-[.C68]-0.00365582172062786 ))))" office:value-type="float" office:value="0.567852345835919" calcext:value-type="float">
            <text:p>0.567852345835919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664024" calcext:value-type="float">
            <text:p>0.0664024</text:p>
          </table:table-cell>
          <table:table-cell table:formula="of:=IF([.B69]=0; 0; LN([.B69]/(1-[.B69])))" office:value-type="float" office:value="-2.64331230986745" calcext:value-type="float">
            <text:p>-2.64331230986745</text:p>
          </table:table-cell>
          <table:table-cell table:formula="of:=IF([.B69]=0; 0; IF([.B69]=1; 1; 1/(1+EXP(-[.C69]-0.00365582172062786 ))))" office:value-type="float" office:value="0.066629395369431" calcext:value-type="float">
            <text:p>0.066629395369431</text:p>
          </table:table-cell>
          <table:table-cell table:number-columns-repeated="6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926514" calcext:value-type="float">
            <text:p>0.926514</text:p>
          </table:table-cell>
          <table:table-cell table:formula="of:=IF([.B70]=0; 0; LN([.B70]/(1-[.B70])))" office:value-type="float" office:value="2.53433424435724" calcext:value-type="float">
            <text:p>2.53433424435724</text:p>
          </table:table-cell>
          <table:table-cell table:formula="of:=IF([.B70]=0; 0; IF([.B70]=1; 1; 1/(1+EXP(-[.C70]-0.00365582172062786 ))))" office:value-type="float" office:value="0.926762521788373" calcext:value-type="float">
            <text:p>0.926762521788373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925214" calcext:value-type="float">
            <text:p>0.00000925214</text:p>
          </table:table-cell>
          <table:table-cell table:formula="of:=IF([.B71]=0; 0; LN([.B71]/(1-[.B71])))" office:value-type="float" office:value="-11.5906464296634" calcext:value-type="float">
            <text:p>-11.5906464296634</text:p>
          </table:table-cell>
          <table:table-cell table:formula="of:=IF([.B71]=0; 0; IF([.B71]=1; 1; 1/(1+EXP(-[.C71]-0.00365582172062786 ))))" office:value-type="float" office:value="0.00000928602576269542" calcext:value-type="float">
            <text:p>9.28602576269542E-06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935446" calcext:value-type="float">
            <text:p>0.0935446</text:p>
          </table:table-cell>
          <table:table-cell table:formula="of:=IF([.B72]=0; 0; LN([.B72]/(1-[.B72])))" office:value-type="float" office:value="-2.27110350085256" calcext:value-type="float">
            <text:p>-2.27110350085256</text:p>
          </table:table-cell>
          <table:table-cell table:formula="of:=IF([.B72]=0; 0; IF([.B72]=1; 1; 1/(1+EXP(-[.C72]-0.00365582172062786 ))))" office:value-type="float" office:value="0.093855052740335" calcext:value-type="float">
            <text:p>0.093855052740335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9946" calcext:value-type="float">
            <text:p>0.59946</text:p>
          </table:table-cell>
          <table:table-cell table:formula="of:=IF([.B73]=0; 0; LN([.B73]/(1-[.B73])))" office:value-type="float" office:value="0.403215613295705" calcext:value-type="float">
            <text:p>0.403215613295705</text:p>
          </table:table-cell>
          <table:table-cell table:formula="of:=IF([.B73]=0; 0; IF([.B73]=1; 1; 1/(1+EXP(-[.C73]-0.00365582172062786 ))))" office:value-type="float" office:value="0.600337470942894" calcext:value-type="float">
            <text:p>0.600337470942894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43431" calcext:value-type="float">
            <text:p>0.943431</text:p>
          </table:table-cell>
          <table:table-cell table:formula="of:=IF([.B74]=0; 0; LN([.B74]/(1-[.B74])))" office:value-type="float" office:value="2.8140620981941" calcext:value-type="float">
            <text:p>2.8140620981941</text:p>
          </table:table-cell>
          <table:table-cell table:formula="of:=IF([.B74]=0; 0; IF([.B74]=1; 1; 1/(1+EXP(-[.C74]-0.00365582172062786 ))))" office:value-type="float" office:value="0.943625791366035" calcext:value-type="float">
            <text:p>0.943625791366035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75151" calcext:value-type="float">
            <text:p>0.00275151</text:p>
          </table:table-cell>
          <table:table-cell table:formula="of:=IF([.B75]=0; 0; LN([.B75]/(1-[.B75])))" office:value-type="float" office:value="-5.8928501247281" calcext:value-type="float">
            <text:p>-5.8928501247281</text:p>
          </table:table-cell>
          <table:table-cell table:formula="of:=IF([.B75]=0; 0; IF([.B75]=1; 1; 1/(1+EXP(-[.C75]-0.00365582172062786 ))))" office:value-type="float" office:value="0.00276155961001" calcext:value-type="float">
            <text:p>0.00276155961001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249473" calcext:value-type="float">
            <text:p>0.000000249473</text:p>
          </table:table-cell>
          <table:table-cell table:formula="of:=IF([.B76]=0; 0; LN([.B76]/(1-[.B76])))" office:value-type="float" office:value="-15.2039148945705" calcext:value-type="float">
            <text:p>-15.2039148945705</text:p>
          </table:table-cell>
          <table:table-cell table:formula="of:=IF([.B76]=0; 0; IF([.B76]=1; 1; 1/(1+EXP(-[.C76]-0.00365582172062786 ))))" office:value-type="float" office:value="0.00000025038669772411" calcext:value-type="float">
            <text:p>2.5038669772411E-07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21705" calcext:value-type="float">
            <text:p>0.0121705</text:p>
          </table:table-cell>
          <table:table-cell table:formula="of:=IF([.B77]=0; 0; LN([.B77]/(1-[.B77])))" office:value-type="float" office:value="-4.39649512121577" calcext:value-type="float">
            <text:p>-4.39649512121577</text:p>
          </table:table-cell>
          <table:table-cell table:formula="of:=IF([.B77]=0; 0; IF([.B77]=1; 1; 1/(1+EXP(-[.C77]-0.00365582172062786 ))))" office:value-type="float" office:value="0.0122145301491328" calcext:value-type="float">
            <text:p>0.0122145301491328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687305" calcext:value-type="float">
            <text:p>0.0000687305</text:p>
          </table:table-cell>
          <table:table-cell table:formula="of:=IF([.B78]=0; 0; LN([.B78]/(1-[.B78])))" office:value-type="float" office:value="-9.58524876515158" calcext:value-type="float">
            <text:p>-9.58524876515158</text:p>
          </table:table-cell>
          <table:table-cell table:formula="of:=IF([.B78]=0; 0; IF([.B78]=1; 1; 1/(1+EXP(-[.C78]-0.00365582172062786 ))))" office:value-type="float" office:value="0.0000689822089430237" calcext:value-type="float">
            <text:p>6.89822089430237E-05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22714" calcext:value-type="float">
            <text:p>0.122714</text:p>
          </table:table-cell>
          <table:table-cell table:formula="of:=IF([.B79]=0; 0; LN([.B79]/(1-[.B79])))" office:value-type="float" office:value="-1.96697660631637" calcext:value-type="float">
            <text:p>-1.96697660631637</text:p>
          </table:table-cell>
          <table:table-cell table:formula="of:=IF([.B79]=0; 0; IF([.B79]=1; 1; 1/(1+EXP(-[.C79]-0.00365582172062786 ))))" office:value-type="float" office:value="0.123108111645223" calcext:value-type="float">
            <text:p>0.123108111645223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48947" calcext:value-type="float">
            <text:p>0.0148947</text:p>
          </table:table-cell>
          <table:table-cell table:formula="of:=IF([.B80]=0; 0; LN([.B80]/(1-[.B80])))" office:value-type="float" office:value="-4.19174309403611" calcext:value-type="float">
            <text:p>-4.19174309403611</text:p>
          </table:table-cell>
          <table:table-cell table:formula="of:=IF([.B80]=0; 0; IF([.B80]=1; 1; 1/(1+EXP(-[.C80]-0.00365582172062786 ))))" office:value-type="float" office:value="0.0149484365558019" calcext:value-type="float">
            <text:p>0.0149484365558019</text:p>
          </table:table-cell>
          <table:table-cell table:number-columns-repeated="6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00000252202" calcext:value-type="float">
            <text:p>0.00000252202</text:p>
          </table:table-cell>
          <table:table-cell table:formula="of:=IF([.B81]=0; 0; LN([.B81]/(1-[.B81])))" office:value-type="float" office:value="-12.8904478682157" calcext:value-type="float">
            <text:p>-12.8904478682157</text:p>
          </table:table-cell>
          <table:table-cell table:formula="of:=IF([.B81]=0; 0; IF([.B81]=1; 1; 1/(1+EXP(-[.C81]-0.00365582172062786 ))))" office:value-type="float" office:value="0.0000025312569061109" calcext:value-type="float">
            <text:p>2.5312569061109E-0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2]=0; 0; LN([.B82]/(1-[.B82])))" office:value-type="string" office:string-value="" calcext:value-type="error">
            <text:p>#DIV/0!</text:p>
          </table:table-cell>
          <table:table-cell table:formula="of:=IF([.B82]=0; 0; IF([.B82]=1; 1; 1/(1+EXP(-[.C82]-0.00365582172062786 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146389" calcext:value-type="float">
            <text:p>0.146389</text:p>
          </table:table-cell>
          <table:table-cell table:formula="of:=IF([.B83]=0; 0; LN([.B83]/(1-[.B83])))" office:value-type="float" office:value="-1.76320812441016" calcext:value-type="float">
            <text:p>-1.76320812441016</text:p>
          </table:table-cell>
          <table:table-cell table:formula="of:=IF([.B83]=0; 0; IF([.B83]=1; 1; 1/(1+EXP(-[.C83]-0.00365582172062786 ))))" office:value-type="float" office:value="0.146846419593977" calcext:value-type="float">
            <text:p>0.146846419593977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119062" calcext:value-type="float">
            <text:p>0.000119062</text:p>
          </table:table-cell>
          <table:table-cell table:formula="of:=IF([.B84]=0; 0; LN([.B84]/(1-[.B84])))" office:value-type="float" office:value="-9.03574712303869" calcext:value-type="float">
            <text:p>-9.03574712303869</text:p>
          </table:table-cell>
          <table:table-cell table:formula="of:=IF([.B84]=0; 0; IF([.B84]=1; 1; 1/(1+EXP(-[.C84]-0.00365582172062786 ))))" office:value-type="float" office:value="0.000119498013940873" calcext:value-type="float">
            <text:p>0.000119498013940873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81469" calcext:value-type="float">
            <text:p>0.981469</text:p>
          </table:table-cell>
          <table:table-cell table:formula="of:=IF([.B85]=0; 0; LN([.B85]/(1-[.B85])))" office:value-type="float" office:value="3.96960542352612" calcext:value-type="float">
            <text:p>3.96960542352612</text:p>
          </table:table-cell>
          <table:table-cell table:formula="of:=IF([.B85]=0; 0; IF([.B85]=1; 1; 1/(1+EXP(-[.C85]-0.00365582172062786 ))))" office:value-type="float" office:value="0.981535373727955" calcext:value-type="float">
            <text:p>0.981535373727955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96433" calcext:value-type="float">
            <text:p>0.00196433</text:p>
          </table:table-cell>
          <table:table-cell table:formula="of:=IF([.B86]=0; 0; LN([.B86]/(1-[.B86])))" office:value-type="float" office:value="-6.23063779689805" calcext:value-type="float">
            <text:p>-6.23063779689805</text:p>
          </table:table-cell>
          <table:table-cell table:formula="of:=IF([.B86]=0; 0; IF([.B86]=1; 1; 1/(1+EXP(-[.C86]-0.00365582172062786 ))))" office:value-type="float" office:value="0.00197151019915908" calcext:value-type="float">
            <text:p>0.00197151019915908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91595" calcext:value-type="float">
            <text:p>0.0291595</text:p>
          </table:table-cell>
          <table:table-cell table:formula="of:=IF([.B87]=0; 0; LN([.B87]/(1-[.B87])))" office:value-type="float" office:value="-3.5053814309358" calcext:value-type="float">
            <text:p>-3.5053814309358</text:p>
          </table:table-cell>
          <table:table-cell table:formula="of:=IF([.B87]=0; 0; IF([.B87]=1; 1; 1/(1+EXP(-[.C87]-0.00365582172062786 ))))" office:value-type="float" office:value="0.0292631718101314" calcext:value-type="float">
            <text:p>0.0292631718101314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149839" calcext:value-type="float">
            <text:p>0.00000149839</text:p>
          </table:table-cell>
          <table:table-cell table:formula="of:=IF([.B88]=0; 0; LN([.B88]/(1-[.B88])))" office:value-type="float" office:value="-13.4111178612331" calcext:value-type="float">
            <text:p>-13.4111178612331</text:p>
          </table:table-cell>
          <table:table-cell table:formula="of:=IF([.B88]=0; 0; IF([.B88]=1; 1; 1/(1+EXP(-[.C88]-0.00365582172062786 ))))" office:value-type="float" office:value="0.00000150387786368347" calcext:value-type="float">
            <text:p>1.50387786368347E-0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9]=0; 0; LN([.B89]/(1-[.B89])))" office:value-type="float" office:value="0" calcext:value-type="float">
            <text:p>0</text:p>
          </table:table-cell>
          <table:table-cell table:formula="of:=IF([.B89]=0; 0; IF([.B89]=1; 1; 1/(1+EXP(-[.C89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80058" calcext:value-type="float">
            <text:p>0.180058</text:p>
          </table:table-cell>
          <table:table-cell table:formula="of:=IF([.B90]=0; 0; LN([.B90]/(1-[.B90])))" office:value-type="float" office:value="-1.51595458483938" calcext:value-type="float">
            <text:p>-1.51595458483938</text:p>
          </table:table-cell>
          <table:table-cell table:formula="of:=IF([.B90]=0; 0; IF([.B90]=1; 1; 1/(1+EXP(-[.C90]-0.00365582172062786 ))))" office:value-type="float" office:value="0.180598366416006" calcext:value-type="float">
            <text:p>0.180598366416006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40425" calcext:value-type="float">
            <text:p>0.440425</text:p>
          </table:table-cell>
          <table:table-cell table:formula="of:=IF([.B91]=0; 0; LN([.B91]/(1-[.B91])))" office:value-type="float" office:value="-0.239437397212484" calcext:value-type="float">
            <text:p>-0.239437397212484</text:p>
          </table:table-cell>
          <table:table-cell table:formula="of:=IF([.B91]=0; 0; IF([.B91]=1; 1; 1/(1+EXP(-[.C91]-0.00365582172062786 ))))" office:value-type="float" office:value="0.441326175526897" calcext:value-type="float">
            <text:p>0.441326175526897</text:p>
          </table:table-cell>
          <table:table-cell table:number-columns-repeated="6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155369" calcext:value-type="float">
            <text:p>0.155369</text:p>
          </table:table-cell>
          <table:table-cell table:formula="of:=IF([.B92]=0; 0; LN([.B92]/(1-[.B92])))" office:value-type="float" office:value="-1.69309691275713" calcext:value-type="float">
            <text:p>-1.69309691275713</text:p>
          </table:table-cell>
          <table:table-cell table:formula="of:=IF([.B92]=0; 0; IF([.B92]=1; 1; 1/(1+EXP(-[.C92]-0.00365582172062786 ))))" office:value-type="float" office:value="0.155849356231226" calcext:value-type="float">
            <text:p>0.155849356231226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702874" calcext:value-type="float">
            <text:p>0.00702874</text:p>
          </table:table-cell>
          <table:table-cell table:formula="of:=IF([.B93]=0; 0; LN([.B93]/(1-[.B93])))" office:value-type="float" office:value="-4.95069426313296" calcext:value-type="float">
            <text:p>-4.95069426313296</text:p>
          </table:table-cell>
          <table:table-cell table:formula="of:=IF([.B93]=0; 0; IF([.B93]=1; 1; 1/(1+EXP(-[.C93]-0.00365582172062786 ))))" office:value-type="float" office:value="0.00705430124951966" calcext:value-type="float">
            <text:p>0.00705430124951966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28721" calcext:value-type="float">
            <text:p>0.928721</text:p>
          </table:table-cell>
          <table:table-cell table:formula="of:=IF([.B94]=0; 0; LN([.B94]/(1-[.B94])))" office:value-type="float" office:value="2.56720661689655" calcext:value-type="float">
            <text:p>2.56720661689655</text:p>
          </table:table-cell>
          <table:table-cell table:formula="of:=IF([.B94]=0; 0; IF([.B94]=1; 1; 1/(1+EXP(-[.C94]-0.00365582172062786 ))))" office:value-type="float" office:value="0.928962630215405" calcext:value-type="float">
            <text:p>0.928962630215405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914143" calcext:value-type="float">
            <text:p>0.0000914143</text:p>
          </table:table-cell>
          <table:table-cell table:formula="of:=IF([.B95]=0; 0; LN([.B95]/(1-[.B95])))" office:value-type="float" office:value="-9.30001721812122" calcext:value-type="float">
            <text:p>-9.30001721812122</text:p>
          </table:table-cell>
          <table:table-cell table:formula="of:=IF([.B95]=0; 0; IF([.B95]=1; 1; 1/(1+EXP(-[.C95]-0.00365582172062786 ))))" office:value-type="float" office:value="0.0000917490752880183" calcext:value-type="float">
            <text:p>9.17490752880183E-05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654063" calcext:value-type="float">
            <text:p>0.0654063</text:p>
          </table:table-cell>
          <table:table-cell table:formula="of:=IF([.B96]=0; 0; LN([.B96]/(1-[.B96])))" office:value-type="float" office:value="-2.65949330529299" calcext:value-type="float">
            <text:p>-2.65949330529299</text:p>
          </table:table-cell>
          <table:table-cell table:formula="of:=IF([.B96]=0; 0; IF([.B96]=1; 1; 1/(1+EXP(-[.C96]-0.00365582172062786 ))))" office:value-type="float" office:value="0.0656301295956058" calcext:value-type="float">
            <text:p>0.0656301295956058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739063" calcext:value-type="float">
            <text:p>0.00739063</text:p>
          </table:table-cell>
          <table:table-cell table:formula="of:=IF([.B97]=0; 0; LN([.B97]/(1-[.B97])))" office:value-type="float" office:value="-4.90012422129891" calcext:value-type="float">
            <text:p>-4.90012422129891</text:p>
          </table:table-cell>
          <table:table-cell table:formula="of:=IF([.B97]=0; 0; IF([.B97]=1; 1; 1/(1+EXP(-[.C97]-0.00365582172062786 ))))" office:value-type="float" office:value="0.0074174974950736" calcext:value-type="float">
            <text:p>0.0074174974950736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59873" calcext:value-type="float">
            <text:p>0.00259873</text:p>
          </table:table-cell>
          <table:table-cell table:formula="of:=IF([.B98]=0; 0; LN([.B98]/(1-[.B98])))" office:value-type="float" office:value="-5.95013030226904" calcext:value-type="float">
            <text:p>-5.95013030226904</text:p>
          </table:table-cell>
          <table:table-cell table:formula="of:=IF([.B98]=0; 0; IF([.B98]=1; 1; 1/(1+EXP(-[.C98]-0.00365582172062786 ))))" office:value-type="float" office:value="0.002608223056061" calcext:value-type="float">
            <text:p>0.002608223056061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86025" calcext:value-type="float">
            <text:p>0.0286025</text:p>
          </table:table-cell>
          <table:table-cell table:formula="of:=IF([.B99]=0; 0; LN([.B99]/(1-[.B99])))" office:value-type="float" office:value="-3.52524162971026" calcext:value-type="float">
            <text:p>-3.52524162971026</text:p>
          </table:table-cell>
          <table:table-cell table:formula="of:=IF([.B99]=0; 0; IF([.B99]=1; 1; 1/(1+EXP(-[.C99]-0.00365582172062786 ))))" office:value-type="float" office:value="0.0287042500391435" calcext:value-type="float">
            <text:p>0.0287042500391435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353876" calcext:value-type="float">
            <text:p>0.000353876</text:p>
          </table:table-cell>
          <table:table-cell table:formula="of:=IF([.B100]=0; 0; LN([.B100]/(1-[.B100])))" office:value-type="float" office:value="-7.94621005005073" calcext:value-type="float">
            <text:p>-7.94621005005073</text:p>
          </table:table-cell>
          <table:table-cell table:formula="of:=IF([.B100]=0; 0; IF([.B100]=1; 1; 1/(1+EXP(-[.C100]-0.00365582172062786 ))))" office:value-type="float" office:value="0.000355171614904564" calcext:value-type="float">
            <text:p>0.000355171614904564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307486" calcext:value-type="float">
            <text:p>0.00307486</text:p>
          </table:table-cell>
          <table:table-cell table:formula="of:=IF([.B101]=0; 0; LN([.B101]/(1-[.B101])))" office:value-type="float" office:value="-5.78141631012029" calcext:value-type="float">
            <text:p>-5.78141631012029</text:p>
          </table:table-cell>
          <table:table-cell table:formula="of:=IF([.B101]=0; 0; IF([.B101]=1; 1; 1/(1+EXP(-[.C101]-0.00365582172062786 ))))" office:value-type="float" office:value="0.00308608695821521" calcext:value-type="float">
            <text:p>0.003086086958215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23432513201412" calcext:value-type="float">
            <text:p>0.23432513201412</text:p>
          </table:table-cell>
          <table:table-cell table:style-name="ce6" table:formula="of:=AVERAGE([.C2:.C101])" office:value-type="string" office:string-value="" calcext:value-type="error">
            <text:p>#DIV/0!</text:p>
          </table:table-cell>
          <table:table-cell table:style-name="ce6" table:formula="of:=AVERAGE([.D2:.D101])" office:value-type="float" office:value="0.234527462458311" calcext:value-type="float">
            <text:p>0.234527462458311</text:p>
          </table:table-cell>
          <table:table-cell table:number-columns-repeated="6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06:27:18.814330925</dc:date>
    <meta:editing-duration>PT1H41M40S</meta:editing-duration>
    <meta:editing-cycles>22</meta:editing-cycles>
    <meta:generator>LibreOffice/7.3.7.2$Linux_X86_64 LibreOffice_project/30$Build-2</meta:generator>
    <meta:document-statistic meta:table-count="1" meta:cell-count="408" meta:object-count="0"/>
  </office:meta>
</office:document-meta>
</file>